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top" fo:background-color="transparent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0.58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18">
            <text:p>ZBIRNI DELOVNI NALOG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19">
            <text:p>oznaka dokumenta</text:p>
          </table:table-cell>
          <table:covered-table-cell/>
          <table:table-cell office:value-type="string" table:number-columns-spanned="2" table:number-rows-spanned="1" table:style-name="ce19">
            <text:p>{{ naslov_data.st_dokumenta }}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19">
            <text:p>tip dokumenta</text:p>
          </table:table-cell>
          <table:covered-table-cell/>
          <table:table-cell office:value-type="string" table:number-columns-spanned="2" table:number-rows-spanned="1" table:style-name="ce19">
            <text:p>{{ naslov_data.tip_dokumenta }}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19">
            <text:p>stroškovno mesto</text:p>
          </table:table-cell>
          <table:covered-table-cell/>
          <table:table-cell office:value-type="string" table:number-columns-spanned="2" table:number-rows-spanned="1" table:style-name="ce19">
            <text:p>({{ naslov_data.stroskovnomesto.oznaka }}) {{ naslov_data.stroskovnomesto.naziv }}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19">
            <text:p>obračunsko obdobje</text:p>
          </table:table-cell>
          <table:covered-table-cell/>
          <table:table-cell office:value-type="string" table:number-columns-spanned="2" table:number-rows-spanned="1" table:style-name="ce19">
            <text:p>{{ naslov_data.obdobje }}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19">
            <text:p>naročnik</text:p>
          </table:table-cell>
          <table:covered-table-cell/>
          <table:table-cell office:value-type="string" table:number-columns-spanned="2" table:number-rows-spanned="1" table:style-name="ce19">
            <text:p>{{ naslov_data.narocnik }}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19">
            <text:p>naročilo</text:p>
          </table:table-cell>
          <table:covered-table-cell/>
          <table:table-cell office:value-type="string" table:number-columns-spanned="2" table:number-rows-spanned="1" table:style-name="ce19">
            <text:p>{{ naslov_data.narocilo }}</text:p>
          </table:table-cell>
          <table:covered-table-cell/>
          <table:table-cell table:number-columns-repeated="16380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{% for dn, dela_filtered_list, vrstadel_cas_list, material in dn_list %}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6">
            <text:p>{{ forloop.counter }}</text:p>
          </table:table-cell>
          <table:table-cell office:value-type="string" table:style-name="ce7">
            <text:p>Opravilo</text:p>
          </table:table-cell>
          <table:table-cell office:value-type="string" table:style-name="ce8">
            <text:p>{{ dn.opravilo.oznaka }} | {{ dn.opravilo.naziv }}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style-name="ce5">
            <text:p>Delovni nalog</text:p>
          </table:table-cell>
          <table:table-cell office:value-type="string" table:style-name="ce10">
            <text:p>{{ dn.oznaka }}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1">
            <text:p>Delo<text:s/></text:p>
          </table:table-cell>
          <table:table-cell table:style-name="ce12"/>
          <table:table-cell table:style-name="ce13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for delo in dela_filtered_list %}({{ delo.vrsta_dela.oznaka }}) {{ delo.naziv }} | {{ delo.datum }} | {{ delo.time_start }} | {{ delo.delavec.ime }} {{ delo.delavec.priimek }}</text:p>
          </table:table-cell>
          <table:covered-table-cell/>
          <table:table-cell office:value-type="string" table:style-name="ce9">
            <text:p>{{ delo.delo_cas_rac }} UR</text:p>
          </table:table-cell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endfor %}</text:p>
          </table:table-cell>
          <table:covered-table-cell/>
          <table:table-cell table:style-name="ce16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4">
            <text:p>Σ {% for delo_vrsta in vrstadel_cas_list %}</text:p>
          </table:table-cell>
          <table:table-cell office:value-type="string" table:style-name="ce5">
            <text:p>({{ delo_vrsta.vrsta_dela__oznaka }}) {{ delo_vrsta.vrsta_dela__naziv }}</text:p>
          </table:table-cell>
          <table:table-cell office:value-type="string" table:style-name="ce16">
            <text:p>{{ delo_vrsta.vrstadela_cas_rac_sum }} UR</text:p>
          </table:table-cell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5">
            <text:p>{% endfor %} {% if material %}</text:p>
          </table:table-cell>
          <table:table-cell table:style-name="ce10"/>
          <table:table-cell table:style-name="ce16"/>
          <table:table-cell table:number-columns-repeated="16380" table:style-name="ce1"/>
        </table:table-row>
        <table:table-row table:style-name="ro1">
          <table:table-cell table:style-name="ce9"/>
          <table:table-cell office:value-type="string" table:style-name="ce11">
            <text:p>Material<text:s/>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4">
          <table:table-cell table:style-name="ce9"/>
          <table:table-cell office:value-type="string" table:number-columns-spanned="2" table:number-rows-spanned="1" table:style-name="ce19">
            <text:p>{% for material in material %}({{ material.artikel.oznaka }}) {{ material.artikel.naziv }}</text:p>
          </table:table-cell>
          <table:covered-table-cell/>
          <table:table-cell office:value-type="string" table:style-name="ce16">
            <text:p>{{ material.kom }} KOM</text:p>
          </table:table-cell>
          <table:table-cell table:number-columns-repeated="16380" table:style-name="ce1"/>
        </table:table-row>
        <table:table-row table:style-name="ro4">
          <table:table-cell table:style-name="ce9"/>
          <table:table-cell office:value-type="string" table:style-name="ce5">
            <text:p>{% endfor %}{% endif %}</text:p>
          </table:table-cell>
          <table:table-cell table:style-name="ce5"/>
          <table:table-cell table:style-name="ce16"/>
          <table:table-cell table:number-columns-repeated="16380" table:style-name="ce1"/>
        </table:table-row>
        <table:table-row table:style-name="ro2">
          <table:table-cell office:value-type="string" table:style-name="ce17">
            <text:p>{% endfor %}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style-name="ce17"/>
          <table:table-cell table:number-columns-repeated="3" table:style-name="ce2"/>
          <table:table-cell table:number-columns-repeated="16380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18T10:04:49Z</dc:date>
    <meta:print-date>2017-05-18T08:49:13Z</meta:print-date>
  </office:meta>
</office:document-meta>
</file>